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c4a4" officeooo:paragraph-rsid="000ec4a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ec4a4" officeooo:paragraph-rsid="000ec4a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fc0a" officeooo:paragraph-rsid="000ffc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SI2</text:p>
      <text:p text:style-name="P1"/>
      <text:p text:style-name="P2">Encendemos maquina virtual y lanzamos glassfish</text:p>
      <text:p text:style-name="P3">Hacemos ant <text:s/>todo e la carpeta p1-base</text:p>
      <text:p text:style-name="P3">metemos la url <text:a xlink:type="simple" xlink:href="http://10.2.99.1:8080/P1" text:style-name="Internet_20_link" text:visited-style-name="Visited_20_Internet_20_Link">http://10.2.99.1:8080/P1</text:a></text:p>
      <text:p text:style-name="P3">accedemos a los pagos</text:p>
      <text:p text:style-name="P3">abrimos tora , base de datos visa, ponemos public, salen los datos</text:p>
      <text:p text:style-name="P3">metemos <text:a xlink:type="simple" xlink:href="http://10.2.99.1:8080/P1/testbd.jsp" text:style-name="Internet_20_link" text:visited-style-name="Visited_20_Internet_20_Link">http://10.2.99.1:8080/P1/testbd.jsp</text:a> pa probar a mirar y bor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8:32:28.773834369</meta:creation-date>
    <dc:date>2021-02-22T18:52:57.816713770</dc:date>
    <meta:editing-duration>PT10M19S</meta:editing-duration>
    <meta:editing-cycles>1</meta:editing-cycles>
    <meta:document-statistic meta:table-count="0" meta:image-count="0" meta:object-count="0" meta:page-count="1" meta:paragraph-count="7" meta:word-count="44" meta:character-count="295" meta:non-whitespace-character-count="257"/>
    <meta:generator>LibreOffice/6.0.7.3$Linux_X86_64 LibreOffice_project/00m0$Build-3</meta:generator>
  </office:meta>
</office:document-meta>
</file>